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F0000009BFB9FBF69.png" manifest:media-type="image/png"/>
  <manifest:file-entry manifest:full-path="Pictures/10000201000000FC000000C8DA1D4808.png" manifest:media-type="image/png"/>
  <manifest:file-entry manifest:full-path="Pictures/10000201000000B4000000A024DD22B2.png" manifest:media-type="image/png"/>
  <manifest:file-entry manifest:full-path="Pictures/100002010000047C0000033FDFF760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35cm" fo:min-width="5.512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35cm" fo:min-width="1.779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318cm" svg:height="11.813cm" svg:x="2.232cm" svg:y="8.957cm">
          <draw:image xlink:href="Pictures/100002010000047C0000033FDFF76005.png" xlink:type="simple" xlink:show="embed" xlink:actuate="onLoad">
            <text:p/>
          </draw:image>
        </draw:frame>
        <draw:frame draw:style-name="gr1" draw:text-style-name="P1" draw:layer="layout" svg:width="3.459cm" svg:height="3.075cm" svg:x="0.575cm" svg:y="0.774cm">
          <draw:image xlink:href="Pictures/10000201000000B4000000A024DD22B2.png" xlink:type="simple" xlink:show="embed" xlink:actuate="onLoad">
            <text:p/>
          </draw:image>
        </draw:frame>
        <draw:frame draw:style-name="gr1" draw:text-style-name="P1" draw:layer="layout" svg:width="4.338cm" svg:height="3.442cm" svg:x="4.786cm" svg:y="0.631cm">
          <draw:image xlink:href="Pictures/10000201000000FC000000C8DA1D4808.png" xlink:type="simple" xlink:show="embed" xlink:actuate="onLoad">
            <text:p/>
          </draw:image>
        </draw:frame>
        <draw:frame draw:style-name="gr2" draw:text-style-name="P2" draw:layer="layout" svg:width="7.735cm" svg:height="1.085cm" svg:x="13.18cm" svg:y="4.532cm">
          <draw:text-box>
            <text:p text:style-name="P2">Experimental Conditions</text:p>
          </draw:text-box>
        </draw:frame>
        <draw:frame draw:style-name="gr3" draw:text-style-name="P2" draw:layer="layout" svg:width="2.921cm" svg:height="1.085cm" svg:x="3.285cm" svg:y="4.532cm">
          <draw:text-box>
            <text:p text:style-name="P2">Batches</text:p>
          </draw:text-box>
        </draw:frame>
        <draw:frame draw:style-name="gr1" draw:text-style-name="P1" draw:layer="layout" svg:width="5.649cm" svg:height="4.231cm" svg:x="14.009cm" svg:y="0.13cm">
          <draw:image xlink:href="Pictures/10000201000000CF0000009BFB9FBF69.png" xlink:type="simple" xlink:show="embed" xlink:actuate="onLoad">
            <text:p/>
          </draw:image>
        </draw:frame>
        <draw:line draw:style-name="gr4" draw:text-style-name="P1" draw:layer="layout" svg:x1="10.362cm" svg:y1="6.402cm" svg:x2="10.362cm" svg:y2="8.331cm">
          <text:p/>
        </draw:line>
        <draw:line draw:style-name="gr5" draw:text-style-name="P1" draw:layer="layout" svg:x1="1.134cm" svg:y1="6.473cm" svg:x2="20.779cm" svg:y2="6.473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86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7.669cm" svg:height="7.047cm" svg:x="1.812cm" svg:y="2.397cm"/>
      <draw:page-thumbnail draw:layer="backgroundobjects" svg:width="7.669cm" svg:height="7.047cm" svg:x="1.812cm" svg:y="10.445cm"/>
      <draw:page-thumbnail draw:layer="backgroundobjects" svg:width="7.669cm" svg:height="7.047cm" svg:x="1.812cm" svg:y="18.493cm"/>
      <draw:page-thumbnail draw:layer="backgroundobjects" svg:width="7.669cm" svg:height="7.047cm" svg:x="12.107cm" svg:y="2.397cm"/>
      <draw:page-thumbnail draw:layer="backgroundobjects" svg:width="7.669cm" svg:height="7.047cm" svg:x="12.107cm" svg:y="10.445cm"/>
      <draw:page-thumbnail draw:layer="backgroundobjects" svg:width="7.669cm" svg:height="7.047cm" svg:x="12.107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2cm" svg:height="1.448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4cm" svg:y="19.1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2cm" svg:height="1.448cm" svg:x="20.074cm" svg:y="19.1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4:36:04.838110048</meta:creation-date>
    <dc:date>2017-03-19T14:57:25.240482784</dc:date>
    <meta:editing-duration>PT4M29S</meta:editing-duration>
    <meta:editing-cycles>2</meta:editing-cycles>
    <meta:generator>LibreOffice/4.2.8.2$Linux_X86_64 LibreOffice_project/420m0$Build-2</meta:generator>
    <meta:document-statistic meta:object-count="31"/>
  </office:meta>
</office:document-meta>
</file>